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text-properties style:font-name="Courier" fo:font-size="10pt" style:font-size-asian="10pt" style:font-size-complex="10pt"/>
    </style:style>
    <style:style style:name="P7" style:family="paragraph" style:parent-style-name="Standard">
      <style:paragraph-properties fo:margin-left="0in" fo:margin-right="-0.5in" fo:text-indent="0in" style:auto-text-indent="false"/>
    </style:style>
    <style:style style:name="P8"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9" style:family="paragraph" style:parent-style-name="Contents_20_1">
      <style:paragraph-properties>
        <style:tab-stops>
          <style:tab-stop style:position="5.9638in" style:type="right" style:leader-style="dotted" style:leader-text="."/>
        </style:tab-stops>
      </style:paragraph-properties>
    </style:style>
    <style:style style:name="P10" style:family="paragraph" style:parent-style-name="Contents_20_2">
      <style:paragraph-properties>
        <style:tab-stops>
          <style:tab-stop style:position="5.5154in" style:type="right" style:leader-style="dotted" style:leader-text="."/>
        </style:tab-stops>
      </style:paragraph-properties>
    </style:style>
    <style:style style:name="P11" style:family="paragraph" style:parent-style-name="Text_20_body">
      <style:text-properties fo:font-style="italic" fo:font-weight="bold"/>
    </style:style>
    <style:style style:name="P12" style:family="paragraph" style:parent-style-name="Text_20_body">
      <style:paragraph-properties fo:margin-left="0.052in" fo:margin-right="0in" fo:text-indent="0in" style:auto-text-indent="false"/>
    </style:style>
    <style:style style:name="P13" style:family="paragraph" style:parent-style-name="Contents_20_3">
      <style:paragraph-properties>
        <style:tab-stops>
          <style:tab-stop style:position="5.2673in" style:type="right" style:leader-style="dotted" style:leader-text="."/>
        </style:tab-stops>
      </style:paragraph-properties>
    </style:style>
    <style:style style:name="P14" style:family="paragraph" style:parent-style-name="Preformatted_20_Text">
      <style:text-properties fo:font-size="8pt" style:font-size-asian="8pt" style:font-size-complex="8pt"/>
    </style:style>
    <style:style style:name="P15" style:family="paragraph" style:parent-style-name="Preformatted_20_Text">
      <style:paragraph-properties fo:margin-top="0in" fo:margin-bottom="0.1965in"/>
    </style:style>
    <style:style style:name="P16" style:family="paragraph" style:parent-style-name="Preformatted_20_Text">
      <style:paragraph-properties fo:margin-top="0in" fo:margin-bottom="0.1965in"/>
      <style:text-properties fo:font-size="8pt" style:font-size-asian="8pt" style:font-size-complex="8pt"/>
    </style:style>
    <style:style style:name="P17"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text-properties fo:font-weight="bold"/>
    </style:style>
    <style:style style:name="P32" style:family="paragraph" style:parent-style-name="Text_20_body">
      <style:text-properties fo:font-style="italic" fo:font-weight="bold"/>
    </style:style>
    <style:style style:name="P33" style:family="paragraph" style:parent-style-name="Text_20_body">
      <style:paragraph-properties fo:margin-left="0.052in" fo:margin-right="0in" fo:text-indent="0in" style:auto-text-indent="false"/>
    </style:style>
    <style:style style:name="P34" style:family="paragraph" style:parent-style-name="Heading_20_3">
      <style:paragraph-properties fo:margin-left="0.5in" fo:margin-right="0in" fo:text-indent="0in" style:auto-text-indent="false"/>
    </style:style>
    <style:style style:name="P35" style:family="paragraph" style:parent-style-name="Preformatted_20_Text">
      <style:paragraph-properties fo:break-before="page"/>
    </style:style>
    <style:style style:name="P36" style:family="paragraph" style:parent-style-name="Preformatted_20_Text">
      <style:paragraph-properties fo:margin-top="0in" fo:margin-bottom="0.1965in"/>
    </style:style>
    <style:style style:name="T1" style:family="text">
      <style:text-properties fo:font-weight="bold"/>
    </style:style>
    <style:style style:name="T2" style:family="text">
      <style:text-properties fo:font-style="italic" fo:font-weight="bol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searchform" form:apply-filter="true" form:control-implementation="ooo:com.sun.star.form.component.Form" office:target-frame="" xlink:href="/wiki/Special:Search">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1">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VomsSnooper </text:p>
      <text:p text:style-name="P1"/>
      <text:p text:style-name="P1">A suite of tools for managing VOMS <text:s/>records,</text:p>
      <text:p text:style-name="P1">suitable for a site-info.def file or a vo.d directory</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Nov 2012</text:p>
      <text:p text:style-name="P4"><text:soft-page-break/>CONTENTS</text:p>
      <text:p text:style-name="P8"/>
      <text:p text:style-name="P7"/>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9">1Tools for managing VOMS records <text:tab/>4</text:p>
          <text:p text:style-name="P10">1.1BACKGROUND <text:tab/>4</text:p>
          <text:p text:style-name="P13">1.1.1System Context <text:tab/>4</text:p>
          <text:p text:style-name="P13">1.1.2Notes on SIDs and VODs <text:tab/>4</text:p>
          <text:p text:style-name="P13">1.1.3Requirements <text:tab/>5</text:p>
          <text:p text:style-name="P10">1.2DESIGN <text:tab/>6</text:p>
          <text:p text:style-name="P13">1.2.1High Level Design <text:tab/>6</text:p>
          <text:p text:style-name="P13">1.2.2Flags and options for VomsSnooper <text:tab/>6</text:p>
          <text:p text:style-name="P13">1.2.3Flags and options for CicToLsc <text:tab/>7</text:p>
          <text:p text:style-name="P13">1.2.4Flags and options for SidFormatter <text:tab/>7</text:p>
          <text:p text:style-name="P13">1.2.5Flags and options for SiteChecker <text:tab/>8</text:p>
          <text:p text:style-name="P10">1.3BUILD AND INSTALL <text:tab/>8</text:p>
          <text:p text:style-name="P10">1.4USE <text:tab/>8</text:p>
          <text:p text:style-name="P13">1.4.1fixApprovedVos <text:tab/>9</text:p>
          <text:p text:style-name="P13">1.4.2checkMyVomsRecords <text:tab/>9</text:p>
          <text:p text:style-name="P13">1.4.3checkMySite <text:tab/>10</text:p>
          <text:p text:style-name="P13">1.4.4newVomsRecsForMySite <text:tab/>10</text:p>
          <text:p text:style-name="P13">1.4.5getLSCRecords <text:tab/>11</text:p>
          <text:p text:style-name="P13">1.4.6checkMyLSCRecords <text:tab/>12</text:p>
          <text:p text:style-name="P13">1.4.7convertSidsToVods <text:tab/>12</text:p>
          <text:p text:style-name="P13">1.4.8listFQANs <text:tab/>13</text:p>
          <text:p text:style-name="P13">1.4.9MakeGroupsConf <text:tab/>13</text:p>
        </text:index-body>
      </text:table-of-content>
      <text:h text:style-name="Heading_20_1" text:outline-level="1" text:is-list-header="true"/>
      <text:section text:style-name="Sect2" text:name="globalWrapper">
        <text:section text:style-name="Sect2" text:name="column-content">
          <text:section text:style-name="Sect2" text:name="content">
            <text:section text:style-name="Sect2" text:name="bodyContent">
              <text:h text:style-name="Heading_20_1" text:outline-level="1"><text:bookmark text:name="Tools_for_managing_VOMS_records"/>Tools for managing VOMS records </text:h>
              <text:p text:style-name="Text_20_body">This document describes a process for converting XML data to VOMS records, suitable for a site-info.def file. The tools used in the process are available here: <text:a xlink:type="simple" xlink:href="http://hep.ph.liv.ac.uk/%7Esjones">http://hep.ph.liv.ac.uk/~sjones</text:a> </text:p>
              <text:p text:style-name="P12"><text:a xlink:type="simple" xlink:href="https://www.gridpp.ac.uk/w/index.php?title=VomsSnooper_Tools&amp;action=edit&amp;section=2"/></text:p>
              <text:h text:style-name="Heading_20_2" text:outline-level="2"><text:bookmark text:name="BACKGROUND"/>BACKGROUND </text:h>
              <text:h text:style-name="Heading_20_3" text:outline-level="3"><text:bookmark text:name="System_Context"/>System Context </text:h>
              <text:p text:style-name="Text_20_body">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 </text:p>
              <text:p text:style-name="Text_20_body">The processes described herein are concerned with those Yaim variables relating to VOMS records (Virtual Organisation Membership Service) that determine which VOMS servers are used to authenticate and authorise users of a particular VO. Examples of such variables follow: </text:p>
              <text:p text:style-name="P14">VO_ALICE_VOMS_SERVERS="'vomss://voms.cern.ch:8443/voms/alice?/alice' " </text:p>
              <text:p text:style-name="P14">VO_ALICE_VOMSES="'alice voms.cern.ch 15000 \</text:p>
              <text:p text:style-name="P14"><text:s text:c="8"/>/DC=ch/DC=cern/OU=computers/CN=voms.cern.ch alice' " </text:p>
              <text:p text:style-name="P16">VO_ALICE_VOMS_CA_DN="'/DC=ch/DC=cern/CN=CERN Trusted Certification Authority' "</text:p>
              <text:p text:style-name="Text_20_body">The data that is used to determine the content of these variables is administered centrally, at a location known as the "CIC Portal". The data is made available in XML format. </text:p>
              <text:p text:style-name="Text_20_body"/>
              <text:h text:style-name="Heading_20_3" text:outline-level="3"><text:bookmark text:name="Notes_on_SIDs_and_VODs"/>Notes on SIDs and VODs </text:h>
              <text:p text:style-name="Text_20_body">It is important to know that these Yaim variables can be given to Yaim in one of two formats. The original format, for inclusion within the site-info.def file itself, are known here as SID format. Due to restrictions with DNS style names (with dots in them) it was later necessary to invent a new format, whereby the records are stored in their own separate files under a vo.d directory. This format is known as VOD format. It is possible to represent any VO in VOD format. VOs with names with dots in them, however, cannot be represented in SID format (the programs refer to these as "silly sids"). </text:p>
              <text:p text:style-name="Text_20_body">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 </text:p>
              <text:p text:style-name="P12"><text:a xlink:type="simple" xlink:href="https://www.gridpp.ac.uk/w/index.php?title=VomsSnooper_Tools&amp;action=edit&amp;section=5"/></text:p>
              <text:h text:style-name="Heading_20_3" text:outline-level="3"><text:bookmark text:name="Requirements"/><text:soft-page-break/>Requirements </text:h>
              <text:p text:style-name="Text_20_body">The processes described here are intended to provide a bridge between the XML data and the Yaim inputs in order to ensure they are correct with the minimum amount of user intervention. The use cases supported are : </text:p>
              <text:list xml:id="list14829460502" text:style-name="L1">
                <text:list-item>
                  <text:p text:style-name="P18">fixApprovedVos - Prior to these processes, and for the interim period, a document (<text:a xlink:type="simple" xlink:href="https://www.gridpp.ac.uk/wiki/GridPP_approved_VOs">GridPP approved VOs</text:a>) is used to disseminate the Yaim variables relating to VOMS records. The data was manually transcribed and the document was prone to becoming stale. This use case describes a means to keep that document current with regard to the newest XML available from the CIC portal, without significant manual intervention. Sites can then use the existing procedures with greater confidence than they have in the past. </text:p>
                </text:list-item>
              </text:list>
              <text:list xml:id="list1338550396" text:style-name="L2">
                <text:list-item>
                  <text:p text:style-name="P19">checkMyVomsRecords - Previously, it has not been feasible to easily check that the records in a site's Yaim configuration exactly correspond with the formal data in the CIC portal. This use case provides a means to check the level of correspondence and highlight any problems. </text:p>
                </text:list-item>
              </text:list>
              <text:list xml:id="list1862474499" text:style-name="L3">
                <text:list-item>
                  <text:p text:style-name="P20">checkMySite - This serves the same purpose as "checkMyVomsRecords", above. It might be easier to use. </text:p>
                </text:list-item>
              </text:list>
              <text:list xml:id="list638082984" text:style-name="L4">
                <text:list-item>
                  <text:p text:style-name="P21">newVomsRecsForMySite - 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 </text:p>
                </text:list-item>
              </text:list>
              <text:list xml:id="list799660436" text:style-name="L5">
                <text:list-item>
                  <text:p text:style-name="P22">getLSCRecords - Yaim is nominally used to create LSC files from the VOMS records created above, but not everyone uses Yaim to configure their servers - other processes can have good results. For sites that use some other process, it is necessary to bypass the site-info.def/vo.d material, and directly download a set of LSC files. This use case will allow the site admin to generate new LSC records automatically from XML. </text:p>
                </text:list-item>
              </text:list>
              <text:list xml:id="list1395314655" text:style-name="L6">
                <text:list-item>
                  <text:p text:style-name="P23">checkMyLSCRecords - As with getLSCRecords, this use case will allow the site admin to generate new LSC records automatically from XML. It also compare the new LSC files with the site copies in the /etc/grid-security/vomsdir directory. </text:p>
                </text:list-item>
              </text:list>
              <text:list xml:id="list2085542012" text:style-name="L7">
                <text:list-item>
                  <text:p text:style-name="P24">ConvertSidsToVods - Most new VOs use DNS style VO names (e.g. vo.snoplus.snolab.ca). This change had some knock on effects, the upshot of which is this. There are now two ways to specify VOMS records for the Yaim tool. The old way, for old VOs not in DNS style, was to embed them in the site-info.def file (SIDs format). Unfortunately, this could not work well with DNS style names, so now the way to specify VOMS records is to place them in separate file under the vo.d directory (which lies in the same directory as the site-info.def file itself). Each individual file is named after the VO concerned (VODs format). It is not convenient to have some VOs represented in one format, and others represented in another format. And as DNS style VOs can't be represented well in SIDS format, it makes sense to represent all VOs in VODS format. This tool, ConvertSidsToVods.pl, has been provided to allow conversion of all VOs into VODS format. </text:p>
                </text:list-item>
              </text:list>
              <text:list xml:id="list779591088" text:style-name="L8">
                <text:list-item>
                  <text:p text:style-name="P25">ListFQANs - This use cases allows the use to list a VO's FQANs. </text:p>
                </text:list-item>
              </text:list>
              <text:list xml:id="list524939188" text:style-name="L9">
                <text:list-item>
                  <text:p text:style-name="P26"><text:soft-page-break/>MakeGroupsConf - This is used to create the groups.conf file, necessary for grid security. </text:p>
                </text:list-item>
                <text:list-item>
                  <text:p text:style-name="P26">genResourceTable - This is used to create the a table of required resources for each VO, to be included in the <text:a xlink:type="simple" xlink:href="https://www.gridpp.ac.uk/wiki/GridPP_approved_VOs#VO_Resource_Requirements">Approved VOs document</text:a>. </text:p>
                </text:list-item>
              </text:list>
              <text:h text:style-name="Heading_20_2" text:outline-level="2"><text:bookmark text:name="DESIGN"/>DESIGN </text:h>
              <text:h text:style-name="Heading_20_3" text:outline-level="3"><text:bookmark text:name="High_Level_Design"/>High Level Design </text:h>
              <text:p text:style-name="Text_20_body">The main software has several entry points (mains). </text:p>
              <text:list xml:id="list1262589493" text:style-name="L10">
                <text:list-item>
                  <text:p text:style-name="P27">VomsSnooper parses the CIC portal XML and writes it out into records for formatting and printing in a standard, sorted way suitable for Yaim. </text:p>
                </text:list-item>
              </text:list>
              <text:list xml:id="list77546716" text:style-name="L11">
                <text:list-item>
                  <text:p text:style-name="P28">SidFormatter parses existing Yaim files (site-info.def, vo.d) and prints them out in a standard, sorted manner. </text:p>
                </text:list-item>
              </text:list>
              <text:list xml:id="list1529914927" text:style-name="L12">
                <text:list-item>
                  <text:p text:style-name="P29">SiteChecker parses existing Yaim files (site-info.def, vo.d) and the CIC Portal XML using a Sax parser. It then compares both data sources and prints out a report on the differences. </text:p>
                </text:list-item>
              </text:list>
              <text:list xml:id="list1425259569" text:style-name="L13">
                <text:list-item>
                  <text:p text:style-name="P30">CicToLsc also uses the SAX parser, but only includes functionality for making LSC files. It is for the convenience of people who wish to bypass the Yaim configuration process. </text:p>
                </text:list-item>
                <text:list-item>
                  <text:p text:style-name="P30">VoResources makes a twiki table of VO resources requirements.</text:p>
                </text:list-item>
              </text:list>
              <text:p text:style-name="Text_20_body">All mains take various arguments to control the flow. The arguments are discussed in more detail below, and the detailed use case descriptions below will explain how the arguments can be combined to fill the requirements above. </text:p>
              <text:h text:style-name="Heading_20_3" text:outline-level="3"><text:bookmark text:name="Flags_and_options_for_VomsSnooper"/>Flags and options for VomsSnooper </text:h>
              <text:p text:style-name="Preformatted_20_Text">The VomsSnooper tool takes an XML file from the CIC portal, and </text:p>
              <text:p text:style-name="Preformatted_20_Text">formats it into a standard, sorted manner for Yaim. </text:p>
              <text:p text:style-name="Preformatted_20_Text"/>
              <text:p text:style-name="Preformatted_20_Text">Mandatory arguments: </text:p>
              <text:p text:style-name="Preformatted_20_Text"><text:s text:c="2"/>--xmlfile f <text:s text:c="6"/># Input XML file downloaded from CIC portal</text:p>
              <text:p text:style-name="Preformatted_20_Text"><text:s text:c="2"/>--myvos <text:s text:c="2"/>f <text:s text:c="6"/># Names of VOs that I support</text:p>
              <text:p text:style-name="Preformatted_20_Text"><text:s text:c="2"/>--vodfile f <text:s text:c="6"/># Names of VOs that must be output in VOD format</text:p>
              <text:p text:style-name="Preformatted_20_Text"><text:s text:c="2"/>--outfile f <text:s text:c="6"/># Where to write SIDs (records that can be represented in a site-info.def)</text:p>
              <text:p text:style-name="Preformatted_20_Text">Optional arguments: </text:p>
              <text:p text:style-name="Preformatted_20_Text"><text:s text:c="2"/>--help <text:s text:c="11"/># Prints this info</text:p>
              <text:p text:style-name="Preformatted_20_Text"><text:s text:c="2"/>--voddir <text:s/>d <text:s text:c="6"/># Where to write VODs (records that cannot be represented in a site-info.def)</text:p>
              <text:p text:style-name="Preformatted_20_Text"><text:s text:c="2"/>--printvodtitle <text:s text:c="2"/># When printing VODs, put the name of the VOD file in the output</text:p>
              <text:p text:style-name="Preformatted_20_Text"><text:s text:c="2"/>--nosillysids <text:s text:c="4"/># When printing SIDs, reject ones with silly names (DNS/dot style)</text:p>
              <text:p text:style-name="Preformatted_20_Text"><text:s text:c="2"/>--ignorecernrule <text:s/># Ignore the cern rule (use only voms.cern.ch)</text:p>
              <text:p text:style-name="Preformatted_20_Text"><text:s text:c="2"/>--extrafields <text:s text:c="4"/># Print some extra fields (not recommended)</text:p>
              <text:p text:style-name="Preformatted_20_Text"><text:s text:c="2"/>--contactsfile <text:s text:c="3"/># Where to print the VO contacts (not recommended)</text:p>
              <text:p text:style-name="Preformatted_20_Text"><text:soft-page-break/><text:s text:c="2"/>--fqans <text:s text:c="10"/># File where to print VO FQANs</text:p>
              <text:p text:style-name="P15"><text:s text:c="2"/>--vomsdir <text:s text:c="8"/># Where to print LSC files </text:p>
              <text:p text:style-name="P12"><text:a xlink:type="simple" xlink:href="https://www.gridpp.ac.uk/w/index.php?title=VomsSnooper_Tools&amp;action=edit&amp;section=9"/></text:p>
              <text:h text:style-name="Heading_20_3" text:outline-level="3"><text:bookmark text:name="Flags_and_options_for_CicToLsc"/>Flags and options for CicToLsc </text:h>
              <text:p text:style-name="Preformatted_20_Text">The CicToLsc tool takes an XML file from the CIC portal, and </text:p>
              <text:p text:style-name="Preformatted_20_Text">creates a set of LSC files from the data, bypassing Yaim.</text:p>
              <text:p text:style-name="Preformatted_20_Text"/>
              <text:p text:style-name="Preformatted_20_Text">Mandatory arguments: </text:p>
              <text:p text:style-name="Preformatted_20_Text"><text:s text:c="2"/>--xmlfile <text:s text:c="6"/>f <text:s text:c="6"/># Input XML file downloaded from CIC portal</text:p>
              <text:p text:style-name="Preformatted_20_Text"><text:s text:c="2"/>--approvedvos <text:s text:c="2"/>f <text:s text:c="6"/># File of names of VOs that I support</text:p>
              <text:p text:style-name="Preformatted_20_Text"><text:s text:c="2"/>--vomsdir <text:s text:c="14"/># Where to print LSC Files </text:p>
              <text:p text:style-name="Preformatted_20_Text">Optional arguments: </text:p>
              <text:p text:style-name="Preformatted_20_Text"><text:s text:c="2"/>--help <text:s text:c="17"/># Prints this info</text:p>
              <text:p text:style-name="P15"/>
              <text:p text:style-name="P12"><text:a xlink:type="simple" xlink:href="https://www.gridpp.ac.uk/w/index.php?title=VomsSnooper_Tools&amp;action=edit&amp;section=10"/></text:p>
              <text:h text:style-name="Heading_20_3" text:outline-level="3"><text:bookmark text:name="Flags_and_options_for_SidFormatter"/>Flags and options for SidFormatter </text:h>
              <text:p text:style-name="Preformatted_20_Text">The SidFormatter tool takes an existing populated site-info.def file and vo.d directory, and </text:p>
              <text:p text:style-name="Preformatted_20_Text">formats it into a standard, sorted manner. It writes its output into a new, </text:p>
              <text:p text:style-name="Preformatted_20_Text">unpopulated site-info.def file and vo.d directory.</text:p>
              <text:p text:style-name="Preformatted_20_Text"/>
              <text:p text:style-name="Preformatted_20_Text">Mandatory arguments: </text:p>
              <text:p text:style-name="Preformatted_20_Text"><text:s text:c="2"/>--oldsiddir dir <text:s text:c="2"/># Some existing directory that contains a populated site-info.def file and vo.d directory</text:p>
              <text:p text:style-name="Preformatted_20_Text"><text:s text:c="2"/>--newsiddir dir <text:s text:c="2"/># Some existing directory that contains an unpopulated site-info.def file and vo.d directory</text:p>
              <text:p text:style-name="Preformatted_20_Text"><text:s text:c="2"/>--myvos <text:s text:c="2"/>f <text:s text:c="6"/># Names of VOs that I support</text:p>
              <text:p text:style-name="Preformatted_20_Text">Optional arguments: </text:p>
              <text:p text:style-name="Preformatted_20_Text"><text:s text:c="2"/>--flat <text:s text:c="11"/># Print all the records out in a site-info.def, even when they are silly sids</text:p>
              <text:p text:style-name="P15"><text:s text:c="2"/>--help <text:s text:c="11"/># Prints this info</text:p>
              <text:p text:style-name="P12"><text:a xlink:type="simple" xlink:href="https://www.gridpp.ac.uk/w/index.php?title=VomsSnooper_Tools&amp;action=edit&amp;section=11"/></text:p>
              <text:h text:style-name="Heading_20_3" text:outline-level="3"><text:bookmark text:name="Flags_and_options_for_SiteChecker"/>Flags and options for SiteChecker </text:h>
              <text:p text:style-name="Preformatted_20_Text">The SiteChecker tool checks if a site complies with the CIC portal XML</text:p>
              <text:p text:style-name="Preformatted_20_Text"/>
              <text:p text:style-name="Preformatted_20_Text">Mandatory arguments: </text:p>
              <text:p text:style-name="Preformatted_20_Text"><text:s text:c="2"/>--xmlurl <text:s/>f <text:s text:c="6"/># URL of XML file (i.e. CIC portal)</text:p>
              <text:p text:style-name="Preformatted_20_Text"><text:s text:c="2"/>--sidfile f <text:s text:c="6"/># Location of site-info.def file</text:p>
              <text:p text:style-name="Preformatted_20_Text">Optional arguments: </text:p>
              <text:p text:style-name="Preformatted_20_Text"><text:s text:c="2"/>--help <text:s text:c="11"/># Prints this info</text:p>
              <text:p text:style-name="P35"/>
              <text:h text:style-name="Heading_20_3" text:outline-level="3">Flags and Options for VoResources</text:h>
              <text:p text:style-name="Preformatted_20_Text"/>
              <text:p text:style-name="Preformatted_20_Text">The VoResources tool takes an XML file from the CIC portal, and </text:p>
              <text:p text:style-name="Preformatted_20_Text">creates a set of LSC files from the data, bypassing Yaim.</text:p>
              <text:p text:style-name="Preformatted_20_Text"/>
              <text:p text:style-name="Preformatted_20_Text">Mandatory arguments: </text:p>
              <text:p text:style-name="Preformatted_20_Text"><text:s text:c="2"/>--xmlfile <text:s text:c="6"/>f <text:s text:c="6"/># Input XML file downloaded from CIC portal</text:p>
              <text:p text:style-name="Preformatted_20_Text"><text:s text:c="2"/>--myvos <text:s text:c="8"/>f <text:s text:c="6"/># File of names of VOs that I support</text:p>
              <text:p text:style-name="Preformatted_20_Text"><text:s text:c="2"/>--res <text:s text:c="10"/>f <text:s text:c="6"/># File to print resources to</text:p>
              <text:p text:style-name="Preformatted_20_Text">Optional arguments: </text:p>
              <text:p text:style-name="P15"><text:s text:c="2"/>--help <text:s text:c="17"/># Prints this info</text:p>
              <text:h text:style-name="Heading_20_2" text:outline-level="2"><text:bookmark text:name="BUILD_AND_INSTALL"/>BUILD AND INSTALL </text:h>
              <text:p text:style-name="Text_20_body">The software is open source, and it can be downloaded from this location. Please choose the newest version. </text:p>
              <text:p text:style-name="P15">http://hep.ph.liv.ac.uk/~sjones</text:p>
              <text:p text:style-name="Text_20_body">The software is distributed as an rpm file that should be installed on your system as root, thus: </text:p>
              <text:p text:style-name="P15"># rpm -i VomsSnooper-1-23.noarch.rpm</text:p>
              <text:p text:style-name="Text_20_body">The tools are distributed as relocatable JAR files that reside in /opt/GridDevel/ </text:p>
              <text:p text:style-name="Preformatted_20_Text"># cd /opt/GridDevel/</text:p>
              <text:p text:style-name="Preformatted_20_Text"># cd vs_scripts</text:p>
              <text:p text:style-name="Preformatted_20_Text"># source set_rpm_paths.sh</text:p>
              <text:p text:style-name="P15"># java -jar ant/dist/lib/SiteChecker.jar -help</text:p>
              <text:p text:style-name="Text_20_body">No build needs to be done, unless you edit the Java software. If you do need to build it, an ant makefile called build.xml is provided in the /opt/GridDevel/vs_scripts/ant directory. </text:p>
              <text:p text:style-name="P12"><text:a xlink:type="simple" xlink:href="https://www.gridpp.ac.uk/w/index.php?title=VomsSnooper_Tools&amp;action=edit&amp;section=13"/></text:p>
              <text:h text:style-name="Heading_20_2" text:outline-level="2"><text:bookmark text:name="USE"/>USE </text:h>
              <text:p text:style-name="Text_20_body">The use case examples can all be found at /opt/GridDevel/vs_scripts/usecases. Prior to running any use case, set the paths, thus: </text:p>
              <text:p text:style-name="Preformatted_20_Text"># cd /opt/GridDevel/vs_scripts</text:p>
              <text:p text:style-name="P15"># source set_rpm_paths.sh</text:p>
              <text:p text:style-name="P12"><text:a xlink:type="simple" xlink:href="https://www.gridpp.ac.uk/w/index.php?title=VomsSnooper_Tools&amp;action=edit&amp;section=14"/></text:p>
              <text:h text:style-name="Heading_20_3" text:outline-level="3"><text:bookmark text:name="fixApprovedVos"/><text:soft-page-break/>fixApprovedVos </text:h>
              <text:p text:style-name="Text_20_body">This use case will get the newest records from the CIC portal XML and merge them into the wiki page of approved VOs, keeping it up to date. </text:p>
              <text:p text:style-name="Text_20_body"><text:span text:style-name="T2">Process:</text:span><text:line-break/>In a shell: </text:p>
              <text:p text:style-name="P15"># cd <text:s/>/opt/GridDevel/vs_scripts/usecases/fixApprovedVos</text:p>
              <text:p text:style-name="Text_20_body">In another screen, start a browser and make your way to: </text:p>
              <text:p text:style-name="P15">https://www.gridpp.ac.uk/wiki/GridPP_approved_VOs#Approved_Global_VOs</text:p>
              <text:p text:style-name="Text_20_body">Click the edit tab, logging in if necessary. Use the clipboard to select and copy all the text. Deposit this, via some editor of your choice, into a file called wiki.txt: </text:p>
              <text:p text:style-name="P15"># vi /opt/GridDevel/vs_scripts/usecases/fixApprovedVo/wiki.txt</text:p>
              <text:p text:style-name="Text_20_body">Now run the makeSidVods.sh script, as follows. </text:p>
              <text:p text:style-name="P15"># ./makeSidVods.sh</text:p>
              <text:p text:style-name="Text_20_body">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 </text:p>
              <text:p text:style-name="Text_20_body">Check by eye the new.wiki.txt file, and use diff on it to see if it has any weird errors. If not, clip the text in your editor (e.g. nedit) and paste it back into the browser. Show the preview to make sure it's not horribly mangled, then save the changes if it looks good. </text:p>
              <text:p text:style-name="Text_20_body"><text:span text:style-name="T2">Principles of operation:</text:span><text:line-break/>The makeSidVods.sh script downloads a copy of the newest CIC portal XML. It then uses VomsSnooper twice. On the first run, it parses the XML and prints out all the data in VOD format. On the second run, it prints out all the data in SID format. Finally, all that data is put together and formatted by a perl script, assemble_content.pl, which also takes the old wiki.txt content and merges the new content into it, creating a new wiki page. </text:p>
              <text:p text:style-name="Text_20_body"/>
              <text:p text:style-name="P12"><text:a xlink:type="simple" xlink:href="https://www.gridpp.ac.uk/w/index.php?title=VomsSnooper_Tools&amp;action=edit&amp;section=15"/></text:p>
              <text:h text:style-name="Heading_20_3" text:outline-level="3"><text:bookmark text:name="checkMyVomsRecords"/>checkMyVomsRecords </text:h>
              <text:p text:style-name="Text_20_body">This use case will allow you to compare your set-up with the CIC portal XML and make sure they match well, or not, as the case may be.</text:p>
              <text:p text:style-name="Text_20_body"><text:span text:style-name="T2">Process</text:span> </text:p>
              <text:p text:style-name="Text_20_body">In a shell: </text:p>
              <text:p text:style-name="P15"># cd <text:s/>/opt/GridDevel/vs_scripts/usecases/checkMyVomsRecords</text:p>
              <text:p text:style-name="Text_20_body">Vi the checkMySite.sh script, replacing the example (hepgrid6) with the directory location of your standard site-info.def file/vo.d directory. The script will use this as the <text:soft-page-break/>basis to compare with the XML from the CIC portal. Also, ensure the myvos.txt contains the names of all your VOs. </text:p>
              <text:p text:style-name="Text_20_body">Now run the checkMySite.sh script, as follows. </text:p>
              <text:p text:style-name="P15"># ./checkMySite.sh</text:p>
              <text:p text:style-name="Text_20_body">Some output will scroll past, and (if all is well) a new file called diff.txt will be made. This contains a list of differences between your site and the CIC portal XML. <text:span text:style-name="T2">Principles of operation</text:span> </text:p>
              <text:p text:style-name="Text_20_body">The script downloads a copy of the newest CIC portal XML. It then uses VomsSnooper to make a site-info.def consisting of all SIDs, no VODs. This format will allow easy comparison to be made. </text:p>
              <text:p text:style-name="Text_20_body">Next, the script synchronises a local directory with the contents of your standard site-info.def/vo.d configuration. It uses SidFormatter with the --flat switch to write these records out in pure SID format. Some output in printed about "sillysids"; pay no heed to that. Last, a simple diff is made to highlight discrepancies. </text:p>
              <text:p text:style-name="P12"><text:a xlink:type="simple" xlink:href="https://www.gridpp.ac.uk/w/index.php?title=VomsSnooper_Tools&amp;action=edit&amp;section=16"/></text:p>
              <text:h text:style-name="Heading_20_3" text:outline-level="3"><text:bookmark text:name="checkMySite"/>checkMySite </text:h>
              <text:p text:style-name="Text_20_body">This use case will get the newest records from the CIC portal XML and make sure your current site-info.def/vo.d tallies with those records. <text:line-break/><text:span text:style-name="T2">Process</text:span> </text:p>
              <text:p text:style-name="Text_20_body">In a shell: </text:p>
              <text:p text:style-name="P15"># cd <text:s/>/opt/GridDevel/vs_scripts/usecases/checkSite</text:p>
              <text:p text:style-name="Text_20_body">Vi the checkSite.sh script to make is comply with your local set-up. And now run the checkSite.sh script, as follows. </text:p>
              <text:p text:style-name="P15"># ./checkSite.sh</text:p>
              <text:p text:style-name="Text_20_body">The script will report any discrepancies to the screen. <text:line-break/><text:span text:style-name="T2">Principles of operation </text:span></text:p>
              <text:p text:style-name="Text_20_body">The checkSite.sh script syncs a local directory with a copy of the site-info.def/vo.d config from a cream CE. It then uses a tool, SiteChecker.jar, to read XML from the CIC portal, it reads SID data for the site-info.def/vo.d and finally compares the records. </text:p>
              <text:p text:style-name="P12"><text:a xlink:type="simple" xlink:href="https://www.gridpp.ac.uk/w/index.php?title=VomsSnooper_Tools&amp;action=edit&amp;section=17"/></text:p>
              <text:h text:style-name="Heading_20_3" text:outline-level="3"><text:bookmark text:name="newVomsRecsForMySite"/>newVomsRecsForMySite </text:h>
              <text:p text:style-name="Text_20_body">This use case will allow the sites admin to download a new set of records for inclusion (by hand or automatically) into the local site-info.def file. </text:p>
              <text:p text:style-name="Text_20_body"><text:span text:style-name="T2">Process</text:span> </text:p>
              <text:p text:style-name="Text_20_body">In a shell: </text:p>
              <text:p text:style-name="P15"># cd <text:s/>/opt/GridDevel/vs_scripts/usecases/newVomsRecsForMySite</text:p>
              <text:p text:style-name="Text_20_body"><text:soft-page-break/>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 </text:p>
              <text:p text:style-name="Text_20_body">Edit the voidRun.sh script, replacing the example (hepgrid6) with the location of your standard site-info.def file/vo.d directory. The script will use this as the input to a merge operation - the new records will be merged into that and written out to new files. </text:p>
              <text:p text:style-name="Text_20_body">Now run the runVoid.sh script, as follows. </text:p>
              <text:p text:style-name="P15"># ./voidRun.sh</text:p>
              <text:p text:style-name="Text_20_body"><text:line-break/>Check that the merged data, in void/merged, looks rational. If so, it can be used as input to Yaim. </text:p>
              <text:p text:style-name="Text_20_body"><text:span text:style-name="T2">Principles of operation</text:span> </text:p>
              <text:p text:style-name="Text_20_body">The script gets the newest CIC portal XML, and merges the local XML into it. It then uses VomsSnooper to convert these into SID and VOD records, suitable for site configuration files. </text:p>
              <text:p text:style-name="Text_20_body">Last, the script downloads your own site-info.def/vo.d configurable, and uses a perl script to merge the new data into that, printing the new material out into a new directory structure. </text:p>
              <text:p text:style-name="P12"><text:a xlink:type="simple" xlink:href="https://www.gridpp.ac.uk/w/index.php?title=VomsSnooper_Tools&amp;action=edit&amp;section=18"/></text:p>
              <text:h text:style-name="Heading_20_3" text:outline-level="3"><text:bookmark text:name="getLSCRecords"/>getLSCRecords </text:h>
              <text:p text:style-name="Text_20_body">This use case will allow the site admin to generate new LSC records automatically from XML, suitable for inclusion in a /etc/grid-security/vomsdir directory, by-passing the usual yaim steps. </text:p>
              <text:p text:style-name="Text_20_body"><text:span text:style-name="T2">Process</text:span> </text:p>
              <text:p text:style-name="Text_20_body">In a shell: </text:p>
              <text:p text:style-name="P15"># cd <text:s/>/opt/GridDevel/vs_scripts/usecases/getLSCRecords</text:p>
              <text:p text:style-name="Text_20_body">Now run the getLSCRecords.sh script, as follows. </text:p>
              <text:p text:style-name="P15"># ./getLSCRecords.sh </text:p>
              <text:p text:style-name="Text_20_body">Some output will scroll past, and (if all is well) a directory called vomsdir will be created containing the latest and greatest LSC files. </text:p>
              <text:p text:style-name="P11">Principles of operation </text:p>
              <text:p text:style-name="Text_20_body">The script downloads a copy of the newest CIC portal XML. It then uses CicToLsc to make a vomsdir consisting of all newest LSC files for your site. </text:p>
              <text:p text:style-name="Text_20_body"/>
              <text:p text:style-name="P12"><text:a xlink:type="simple" xlink:href="https://www.gridpp.ac.uk/w/index.php?title=VomsSnooper_Tools&amp;action=edit&amp;section=19"/></text:p>
              <text:h text:style-name="Heading_20_3" text:outline-level="3"><text:bookmark text:name="checkMyLSCRecords"/><text:soft-page-break/>checkMyLSCRecords </text:h>
              <text:p text:style-name="Text_20_body">This use case will compare the LSC records at a site to the ones that exists in the CIC Portal XML file. </text:p>
              <text:p text:style-name="P11">Process </text:p>
              <text:p text:style-name="Text_20_body">In a shell: </text:p>
              <text:p text:style-name="P15"># cd /opt/GridDevel/vs_scripts/usecases/checkMyLSCRecords/</text:p>
              <text:p text:style-name="Text_20_body">Vi the checkMyLSCRecords.sh script to make is comply with your local set-up. And now run the checkMyLSCRecords.sh script, as follows. </text:p>
              <text:p text:style-name="P15"># checkMyLSCRecords.sh</text:p>
              <text:p text:style-name="Text_20_body">Ignore the warnings about "silly SIDs". The script will make a file, diffs.txt, that shows any discrepancies it finds. </text:p>
              <text:p text:style-name="Text_20_body"><text:span text:style-name="T2">Principles of operation</text:span> </text:p>
              <text:p text:style-name="Text_20_body"><text:line-break/>The script makes a set of LSC records from the CIC Portal XML, then makes another set from the data at a site. It then does an MD5 sum of all the data, and prints out any diffs into a text file. </text:p>
              <text:p text:style-name="P12"><text:a xlink:type="simple" xlink:href="https://www.gridpp.ac.uk/w/index.php?title=VomsSnooper_Tools&amp;action=edit&amp;section=20"/></text:p>
              <text:h text:style-name="Heading_20_3" text:outline-level="3"><text:bookmark text:name="convertSidsToVods"/>convertSidsToVods </text:h>
              <text:p text:style-name="Text_20_body">This use case will allow the site admin to convert a site-info.def file that contains old, SID format VOMS records into the new style that uses discrete files under the vo.d directory. It does not use any of the main VomsSnooper components. </text:p>
              <text:p text:style-name="P11">Process </text:p>
              <text:p text:style-name="Text_20_body">In a shell: </text:p>
              <text:p text:style-name="P15"># cd <text:s/>/opt/GridDevel/vs_scripts/usecases/convertSidsToVods</text:p>
              <text:p text:style-name="Text_20_body">Now run the convertSidsToVods.pl script, as follows. </text:p>
              <text:p text:style-name="P15"># ./convert_sids_to_vods.pl -s /root/glitecfg/site-info.def </text:p>
              <text:p text:style-name="Text_20_body">The script will convert the data in-situ, so you may wish to keep backups first! </text:p>
              <text:p text:style-name="P11">Principles of operation </text:p>
              <text:p text:style-name="Text_20_body">The script will backup the site-info.def file into a temporary file in the same directory. Then it will write new VOD format files into the vo.d directory, finally writing out a new site-info.def minus the old SID format records. You can also use the dry-run features (-keepsids 1 -novods 1) to prevent changes. If any VO represented in the site-info.def is already also represented in the vo.d directory, the script prints a message and exits. </text:p>
              <text:p text:style-name="Text_20_body"/>
              <text:p text:style-name="P12"><text:a xlink:type="simple" xlink:href="https://www.gridpp.ac.uk/w/index.php?title=VomsSnooper_Tools&amp;action=edit&amp;section=21"/></text:p>
              <text:h text:style-name="Heading_20_3" text:outline-level="3"><text:bookmark text:name="listFQANs"/><text:soft-page-break/>listFQANs </text:h>
              <text:p text:style-name="Text_20_body">This experimental use case allows the user to list a VOs FQANs. </text:p>
              <text:p text:style-name="Text_20_body"><text:span text:style-name="T2">Process</text:span> </text:p>
              <text:p text:style-name="Text_20_body">In a shell: </text:p>
              <text:p text:style-name="Preformatted_20_Text"># cd <text:s/>/opt/GridDevel/vs_scripts/usecases/newVomsRecsForMySite</text:p>
              <text:p text:style-name="Preformatted_20_Text"># java -jar $VS_JAR_DIR/VomsSnooper.jar VomsSnooper.jar --xmlfile <text:s text:c="2"/>\</text:p>
              <text:p text:style-name="Preformatted_20_Text"><text:s text:c="3"/>http://operations-portal.egi.eu/xml/voIDCard/public/all/true <text:s text:c="2"/>--myvos void/myvos.txt \</text:p>
              <text:p text:style-name="Preformatted_20_Text"><text:s text:c="3"/>--outfile /dev/null --fqans fqans</text:p>
              <text:p text:style-name="P15"/>
              <text:p text:style-name="Text_20_body">Check that the file, fqans, contains the list of FQANs for each VO. </text:p>
              <text:p text:style-name="Text_20_body"><text:span text:style-name="T2">Principles of operation</text:span> </text:p>
              <text:p text:style-name="Text_20_body">The VomsSnooper.jar tool contains a functions to collect and print the FQANs from the XML. </text:p>
              <text:p text:style-name="P12"><text:a xlink:type="simple" xlink:href="https://www.gridpp.ac.uk/w/index.php?title=VomsSnooper_Tools&amp;action=edit&amp;section=22"/></text:p>
              <text:h text:style-name="Heading_20_3" text:outline-level="3"><text:bookmark text:name="MakeGroupsConf"/>MakeGroupsConf </text:h>
              <text:p text:style-name="Text_20_body">This experimental use case allows the user to create a groups.conf file, that is required for grid security. </text:p>
              <text:p text:style-name="Text_20_body"><text:span text:style-name="T2">Process</text:span> </text:p>
              <text:p text:style-name="Text_20_body">In a shell: </text:p>
              <text:p text:style-name="Preformatted_20_Text"># cd <text:s/>/opt/GridDevel/vs_scripts/usecases/MakeGroupsConf</text:p>
              <text:p text:style-name="Preformatted_20_Text"># ./makeGroupsConf.sh</text:p>
              <text:p text:style-name="Preformatted_20_Text"/>
              <text:p text:style-name="P15"/>
              <text:p text:style-name="Text_20_body">Check that the file, groups.conf, show up. </text:p>
              <text:p text:style-name="Text_20_body"><text:span text:style-name="T2">Principles of operation</text:span> </text:p>
              <text:p text:style-name="Text_20_body">The script first uses the VomsSnooper tool to download the fqans of all VOs. It then uses a perl script to convery them into a groups.conf file. </text:p>
              <text:p text:style-name="P31"/>
              <text:h text:style-name="Heading_20_3" text:outline-level="3">genResourceTable </text:h>
              <text:p text:style-name="Text_20_body">This use case is used to create a twiki table that lists the resource requirements for each VO from the XML, suitable for inclusion in the Approved VOs document. </text:p>
              <text:p text:style-name="Text_20_body"><text:span text:style-name="T2">Process</text:span> </text:p>
              <text:p text:style-name="Text_20_body">In a shell: </text:p>
              <text:p text:style-name="P15"># cd <text:s/>/opt/GridDevel/vs_scripts/usecases/genResourceTable</text:p>
              <text:p text:style-name="Text_20_body">Now run the ./genResourceTable.sh script, as follows. </text:p>
              <text:p text:style-name="P15"><text:soft-page-break/># .getLSCRecords.sh <text:s/></text:p>
              <text:p text:style-name="Text_20_body">Some output will scroll past, and (if all is well) a file called res.txt will be created containing the twiki table. </text:p>
              <text:p text:style-name="P11">Principles of operation </text:p>
              <text:p text:style-name="Text_20_body">The script downloads a copy of the newest CIC portal XML. It then uses VoResources to make the twiki table from the XML file. </text:p>
              <text:p text:style-name="P31"/>
              <text:p text:style-name="P31"/>
              <text:p text:style-name="Text_20_body"><text:span text:style-name="T1">END OF DOCUMENT</text:span> </text:p>
            </text:section>
          </text:section>
        </text:section>
        <text:section text:style-name="Sect2" text:name="column-one">
          <text:p text:style-name="P6"/>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58</meta:editing-cycles>
    <meta:editing-duration>PT24H50M35S</meta:editing-duration>
    <meta:initial-creator>Steve Jones</meta:initial-creator>
    <dc:date>2012-11-30T10:03:44</dc:date>
    <dc:creator>Steve Jones</dc:creator>
    <meta:document-statistic meta:table-count="0" meta:image-count="0" meta:object-count="0" meta:page-count="14" meta:paragraph-count="243" meta:word-count="3243" meta:character-count="20280"/>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